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-dash="Fine_20_Dashed"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head_20_1" draw:marker-end="Arrowhead_20_2" draw:marker-end-width="0.3cm" draw:fill="none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479cm"/>
    </style:style>
    <style:style style:name="gr7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9.45cm" svg:y1="8.747cm" svg:x2="9.75cm" svg:y2="8.147cm">
          <text:p/>
        </draw:line>
        <draw:line draw:style-name="gr1" draw:text-style-name="P1" draw:layer="layout" svg:x1="9.45cm" svg:y1="8.747cm" svg:x2="10.05cm" svg:y2="8.747cm">
          <text:p/>
        </draw:line>
        <draw:line draw:style-name="gr1" draw:text-style-name="P1" draw:layer="layout" svg:x1="9.45cm" svg:y1="8.747cm" svg:x2="9.75cm" svg:y2="8.147cm">
          <text:p/>
        </draw:line>
        <draw:line draw:style-name="gr1" draw:text-style-name="P1" draw:layer="layout" svg:x1="9.45cm" svg:y1="8.747cm" svg:x2="10.05cm" svg:y2="8.747cm">
          <text:p/>
        </draw:line>
        <draw:line draw:style-name="gr1" draw:text-style-name="P1" draw:layer="layout" svg:x1="10.65cm" svg:y1="8.747cm" svg:x2="10.35cm" svg:y2="8.147cm">
          <text:p/>
        </draw:line>
        <draw:line draw:style-name="gr1" draw:text-style-name="P1" draw:layer="layout" svg:x1="10.65cm" svg:y1="8.747cm" svg:x2="10.05cm" svg:y2="8.747cm">
          <text:p/>
        </draw:line>
        <draw:custom-shape draw:style-name="gr2" draw:text-style-name="P1" draw:layer="layout" svg:width="0.8cm" svg:height="0.7cm" svg:x="6.45cm" svg:y="7.5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6.25cm" svg:y1="8.747cm" svg:x2="6.55cm" svg:y2="8.147cm">
          <text:p/>
        </draw:line>
        <draw:line draw:style-name="gr1" draw:text-style-name="P1" draw:layer="layout" svg:x1="6.25cm" svg:y1="8.747cm" svg:x2="6.85cm" svg:y2="8.747cm">
          <text:p/>
        </draw:line>
        <draw:line draw:style-name="gr1" draw:text-style-name="P1" draw:layer="layout" svg:x1="6.25cm" svg:y1="8.747cm" svg:x2="6.55cm" svg:y2="8.147cm">
          <text:p/>
        </draw:line>
        <draw:line draw:style-name="gr1" draw:text-style-name="P1" draw:layer="layout" svg:x1="6.25cm" svg:y1="8.747cm" svg:x2="6.85cm" svg:y2="8.747cm">
          <text:p/>
        </draw:line>
        <draw:line draw:style-name="gr1" draw:text-style-name="P1" draw:layer="layout" svg:x1="7.45cm" svg:y1="8.747cm" svg:x2="7.15cm" svg:y2="8.147cm">
          <text:p/>
        </draw:line>
        <draw:line draw:style-name="gr1" draw:text-style-name="P1" draw:layer="layout" svg:x1="7.45cm" svg:y1="8.747cm" svg:x2="6.85cm" svg:y2="8.747cm">
          <text:p/>
        </draw:line>
        <draw:line draw:style-name="gr1" draw:text-style-name="P1" draw:layer="layout" svg:x1="5.35cm" svg:y1="8.847cm" svg:x2="11.45cm" svg:y2="8.847cm">
          <text:p/>
        </draw:line>
        <draw:line draw:style-name="gr1" draw:text-style-name="P1" draw:layer="layout" svg:x1="10.899cm" svg:y1="5.68cm" svg:x2="9.69cm" svg:y2="7.753cm">
          <text:p/>
        </draw:line>
        <draw:custom-shape draw:style-name="gr2" draw:text-style-name="P1" draw:layer="layout" svg:width="0.8cm" svg:height="0.7cm" draw:transform="rotate (-0.527787565803085) translate (9.891cm 7.407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11.59cm" svg:y1="6.082cm" svg:x2="10.381cm" svg:y2="8.155cm">
          <text:p/>
        </draw:line>
        <draw:line draw:style-name="gr1" draw:text-style-name="P1" draw:layer="layout" svg:x1="10.898cm" svg:y1="5.679cm" svg:x2="12.107cm" svg:y2="3.606cm">
          <text:p/>
        </draw:line>
        <draw:custom-shape draw:style-name="gr2" draw:text-style-name="P1" draw:layer="layout" svg:width="0.8cm" svg:height="0.7cm" draw:transform="rotate (0.527787565803085) translate (11.906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11.59cm" svg:y1="6.082cm" svg:x2="12.799cm" svg:y2="4.009cm">
          <text:p/>
        </draw:line>
        <draw:line draw:style-name="gr1" draw:text-style-name="P1" draw:layer="layout" svg:x1="7.699cm" svg:y1="5.68cm" svg:x2="6.49cm" svg:y2="7.753cm">
          <text:p/>
        </draw:line>
        <draw:line draw:style-name="gr1" draw:text-style-name="P1" draw:layer="layout" svg:x1="8.39cm" svg:y1="6.082cm" svg:x2="7.181cm" svg:y2="8.155cm">
          <text:p/>
        </draw:line>
        <draw:line draw:style-name="gr1" draw:text-style-name="P1" draw:layer="layout" svg:x1="7.698cm" svg:y1="5.679cm" svg:x2="8.907cm" svg:y2="3.606cm">
          <text:p/>
        </draw:line>
        <draw:custom-shape draw:style-name="gr2" draw:text-style-name="P1" draw:layer="layout" svg:width="0.8cm" svg:height="0.7cm" draw:transform="rotate (0.527787565803085) translate (8.706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8.39cm" svg:y1="6.082cm" svg:x2="9.599cm" svg:y2="4.009cm">
          <text:p/>
        </draw:line>
        <draw:line draw:style-name="gr1" draw:text-style-name="P1" draw:layer="layout" svg:x1="12.45cm" svg:y1="4.227cm" svg:x2="7.75cm" svg:y2="4.227cm">
          <text:p/>
        </draw:line>
        <draw:line draw:style-name="gr1" draw:text-style-name="P1" draw:layer="layout" svg:x1="12.45cm" svg:y1="3.487cm" svg:x2="7.75cm" svg:y2="3.487cm">
          <text:p/>
        </draw:line>
        <draw:custom-shape draw:style-name="gr2" draw:text-style-name="P1" draw:layer="layout" svg:width="0.4cm" svg:height="1.5cm" svg:x="7.35cm" svg:y="3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451cm" svg:y1="8.747cm" svg:x2="9.751cm" svg:y2="8.147cm">
          <text:p/>
        </draw:line>
        <draw:line draw:style-name="gr1" draw:text-style-name="P1" draw:layer="layout" svg:x1="9.451cm" svg:y1="8.747cm" svg:x2="10.051cm" svg:y2="8.747cm">
          <text:p/>
        </draw:line>
        <draw:line draw:style-name="gr1" draw:text-style-name="P1" draw:layer="layout" svg:x1="9.451cm" svg:y1="8.747cm" svg:x2="9.751cm" svg:y2="8.147cm">
          <text:p/>
        </draw:line>
        <draw:line draw:style-name="gr1" draw:text-style-name="P1" draw:layer="layout" svg:x1="9.451cm" svg:y1="8.747cm" svg:x2="10.051cm" svg:y2="8.747cm">
          <text:p/>
        </draw:line>
        <draw:line draw:style-name="gr1" draw:text-style-name="P1" draw:layer="layout" svg:x1="10.651cm" svg:y1="8.747cm" svg:x2="10.351cm" svg:y2="8.147cm">
          <text:p/>
        </draw:line>
        <draw:line draw:style-name="gr1" draw:text-style-name="P1" draw:layer="layout" svg:x1="10.651cm" svg:y1="8.747cm" svg:x2="10.051cm" svg:y2="8.747cm">
          <text:p/>
        </draw:line>
        <draw:custom-shape draw:style-name="gr2" draw:text-style-name="P1" draw:layer="layout" svg:width="0.8cm" svg:height="0.7cm" svg:x="6.451cm" svg:y="7.5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6.251cm" svg:y1="8.747cm" svg:x2="6.551cm" svg:y2="8.147cm">
          <text:p/>
        </draw:line>
        <draw:line draw:style-name="gr1" draw:text-style-name="P1" draw:layer="layout" svg:x1="6.251cm" svg:y1="8.747cm" svg:x2="6.851cm" svg:y2="8.747cm">
          <text:p/>
        </draw:line>
        <draw:line draw:style-name="gr1" draw:text-style-name="P1" draw:layer="layout" svg:x1="6.251cm" svg:y1="8.747cm" svg:x2="6.551cm" svg:y2="8.147cm">
          <text:p/>
        </draw:line>
        <draw:line draw:style-name="gr1" draw:text-style-name="P1" draw:layer="layout" svg:x1="6.251cm" svg:y1="8.747cm" svg:x2="6.851cm" svg:y2="8.747cm">
          <text:p/>
        </draw:line>
        <draw:line draw:style-name="gr1" draw:text-style-name="P1" draw:layer="layout" svg:x1="7.451cm" svg:y1="8.747cm" svg:x2="7.151cm" svg:y2="8.147cm">
          <text:p/>
        </draw:line>
        <draw:line draw:style-name="gr1" draw:text-style-name="P1" draw:layer="layout" svg:x1="7.451cm" svg:y1="8.747cm" svg:x2="6.851cm" svg:y2="8.747cm">
          <text:p/>
        </draw:line>
        <draw:custom-shape draw:style-name="gr2" draw:text-style-name="P1" draw:layer="layout" svg:width="0.8cm" svg:height="0.7cm" draw:transform="rotate (-0.527787565803085) translate (9.892cm 7.407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0.8cm" svg:height="0.7cm" draw:transform="rotate (0.527787565803085) translate (11.907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2" draw:text-style-name="P1" draw:layer="layout" svg:width="0.8cm" svg:height="0.7cm" draw:transform="rotate (0.527787565803085) translate (8.707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2" draw:text-style-name="P1" draw:layer="layout" svg:width="0.4cm" svg:height="1.5cm" svg:x="7.351cm" svg:y="3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451cm" svg:y1="8.747cm" svg:x2="9.751cm" svg:y2="8.147cm">
          <text:p/>
        </draw:line>
        <draw:line draw:style-name="gr1" draw:text-style-name="P1" draw:layer="layout" svg:x1="9.451cm" svg:y1="8.747cm" svg:x2="10.051cm" svg:y2="8.747cm">
          <text:p/>
        </draw:line>
        <draw:line draw:style-name="gr1" draw:text-style-name="P1" draw:layer="layout" svg:x1="9.451cm" svg:y1="8.747cm" svg:x2="9.751cm" svg:y2="8.147cm">
          <text:p/>
        </draw:line>
        <draw:line draw:style-name="gr1" draw:text-style-name="P1" draw:layer="layout" svg:x1="9.451cm" svg:y1="8.747cm" svg:x2="10.051cm" svg:y2="8.747cm">
          <text:p/>
        </draw:line>
        <draw:line draw:style-name="gr1" draw:text-style-name="P1" draw:layer="layout" svg:x1="10.651cm" svg:y1="8.747cm" svg:x2="10.351cm" svg:y2="8.147cm">
          <text:p/>
        </draw:line>
        <draw:line draw:style-name="gr1" draw:text-style-name="P1" draw:layer="layout" svg:x1="10.651cm" svg:y1="8.747cm" svg:x2="10.051cm" svg:y2="8.747cm">
          <text:p/>
        </draw:line>
        <draw:custom-shape draw:style-name="gr2" draw:text-style-name="P1" draw:layer="layout" svg:width="0.8cm" svg:height="0.7cm" svg:x="6.451cm" svg:y="7.5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6.251cm" svg:y1="8.747cm" svg:x2="6.551cm" svg:y2="8.147cm">
          <text:p/>
        </draw:line>
        <draw:line draw:style-name="gr1" draw:text-style-name="P1" draw:layer="layout" svg:x1="6.251cm" svg:y1="8.747cm" svg:x2="6.851cm" svg:y2="8.747cm">
          <text:p/>
        </draw:line>
        <draw:line draw:style-name="gr1" draw:text-style-name="P1" draw:layer="layout" svg:x1="6.251cm" svg:y1="8.747cm" svg:x2="6.551cm" svg:y2="8.147cm">
          <text:p/>
        </draw:line>
        <draw:line draw:style-name="gr1" draw:text-style-name="P1" draw:layer="layout" svg:x1="6.251cm" svg:y1="8.747cm" svg:x2="6.851cm" svg:y2="8.747cm">
          <text:p/>
        </draw:line>
        <draw:line draw:style-name="gr1" draw:text-style-name="P1" draw:layer="layout" svg:x1="7.451cm" svg:y1="8.747cm" svg:x2="7.151cm" svg:y2="8.147cm">
          <text:p/>
        </draw:line>
        <draw:line draw:style-name="gr1" draw:text-style-name="P1" draw:layer="layout" svg:x1="7.451cm" svg:y1="8.747cm" svg:x2="6.851cm" svg:y2="8.747cm">
          <text:p/>
        </draw:line>
        <draw:custom-shape draw:style-name="gr2" draw:text-style-name="P1" draw:layer="layout" svg:width="0.8cm" svg:height="0.7cm" draw:transform="rotate (-0.527787565803085) translate (9.892cm 7.407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0.8cm" svg:height="0.7cm" draw:transform="rotate (0.527787565803085) translate (11.907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2" draw:text-style-name="P1" draw:layer="layout" svg:width="0.8cm" svg:height="0.7cm" draw:transform="rotate (0.527787565803085) translate (8.707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2" draw:text-style-name="P1" draw:layer="layout" svg:width="0.4cm" svg:height="1.5cm" svg:x="7.351cm" svg:y="3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452cm" svg:y1="8.747cm" svg:x2="9.752cm" svg:y2="8.147cm">
          <text:p/>
        </draw:line>
        <draw:line draw:style-name="gr1" draw:text-style-name="P1" draw:layer="layout" svg:x1="9.452cm" svg:y1="8.747cm" svg:x2="10.052cm" svg:y2="8.747cm">
          <text:p/>
        </draw:line>
        <draw:line draw:style-name="gr1" draw:text-style-name="P1" draw:layer="layout" svg:x1="9.452cm" svg:y1="8.747cm" svg:x2="9.752cm" svg:y2="8.147cm">
          <text:p/>
        </draw:line>
        <draw:line draw:style-name="gr1" draw:text-style-name="P1" draw:layer="layout" svg:x1="9.452cm" svg:y1="8.747cm" svg:x2="10.052cm" svg:y2="8.747cm">
          <text:p/>
        </draw:line>
        <draw:line draw:style-name="gr1" draw:text-style-name="P1" draw:layer="layout" svg:x1="10.652cm" svg:y1="8.747cm" svg:x2="10.352cm" svg:y2="8.147cm">
          <text:p/>
        </draw:line>
        <draw:line draw:style-name="gr1" draw:text-style-name="P1" draw:layer="layout" svg:x1="10.652cm" svg:y1="8.747cm" svg:x2="10.052cm" svg:y2="8.747cm">
          <text:p/>
        </draw:line>
        <draw:custom-shape draw:style-name="gr2" draw:text-style-name="P1" draw:layer="layout" svg:width="0.8cm" svg:height="0.7cm" svg:x="6.452cm" svg:y="7.5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6.252cm" svg:y1="8.747cm" svg:x2="6.552cm" svg:y2="8.147cm">
          <text:p/>
        </draw:line>
        <draw:line draw:style-name="gr1" draw:text-style-name="P1" draw:layer="layout" svg:x1="6.252cm" svg:y1="8.747cm" svg:x2="6.852cm" svg:y2="8.747cm">
          <text:p/>
        </draw:line>
        <draw:line draw:style-name="gr1" draw:text-style-name="P1" draw:layer="layout" svg:x1="6.252cm" svg:y1="8.747cm" svg:x2="6.552cm" svg:y2="8.147cm">
          <text:p/>
        </draw:line>
        <draw:line draw:style-name="gr1" draw:text-style-name="P1" draw:layer="layout" svg:x1="6.252cm" svg:y1="8.747cm" svg:x2="6.852cm" svg:y2="8.747cm">
          <text:p/>
        </draw:line>
        <draw:line draw:style-name="gr1" draw:text-style-name="P1" draw:layer="layout" svg:x1="7.452cm" svg:y1="8.747cm" svg:x2="7.152cm" svg:y2="8.147cm">
          <text:p/>
        </draw:line>
        <draw:line draw:style-name="gr1" draw:text-style-name="P1" draw:layer="layout" svg:x1="7.452cm" svg:y1="8.747cm" svg:x2="6.852cm" svg:y2="8.747cm">
          <text:p/>
        </draw:line>
        <draw:custom-shape draw:style-name="gr2" draw:text-style-name="P1" draw:layer="layout" svg:width="0.8cm" svg:height="0.7cm" draw:transform="rotate (-0.527787565803085) translate (9.893cm 7.407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0.8cm" svg:height="0.7cm" draw:transform="rotate (0.527787565803085) translate (11.908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2" draw:text-style-name="P1" draw:layer="layout" svg:width="0.8cm" svg:height="0.7cm" draw:transform="rotate (0.527787565803085) translate (8.708cm 3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2" draw:text-style-name="P1" draw:layer="layout" svg:width="0.4cm" svg:height="1.5cm" svg:x="7.352cm" svg:y="3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448cm" svg:y1="16.047cm" svg:x2="9.748cm" svg:y2="15.447cm">
          <text:p/>
        </draw:line>
        <draw:line draw:style-name="gr1" draw:text-style-name="P1" draw:layer="layout" svg:x1="9.448cm" svg:y1="16.047cm" svg:x2="10.048cm" svg:y2="16.047cm">
          <text:p/>
        </draw:line>
        <draw:line draw:style-name="gr1" draw:text-style-name="P1" draw:layer="layout" svg:x1="9.448cm" svg:y1="16.047cm" svg:x2="9.748cm" svg:y2="15.447cm">
          <text:p/>
        </draw:line>
        <draw:line draw:style-name="gr1" draw:text-style-name="P1" draw:layer="layout" svg:x1="9.448cm" svg:y1="16.047cm" svg:x2="10.048cm" svg:y2="16.047cm">
          <text:p/>
        </draw:line>
        <draw:line draw:style-name="gr1" draw:text-style-name="P1" draw:layer="layout" svg:x1="10.648cm" svg:y1="16.047cm" svg:x2="10.348cm" svg:y2="15.447cm">
          <text:p/>
        </draw:line>
        <draw:line draw:style-name="gr1" draw:text-style-name="P1" draw:layer="layout" svg:x1="10.648cm" svg:y1="16.047cm" svg:x2="10.048cm" svg:y2="16.047cm">
          <text:p/>
        </draw:line>
        <draw:line draw:style-name="gr1" draw:text-style-name="P1" draw:layer="layout" svg:x1="6.248cm" svg:y1="16.047cm" svg:x2="6.548cm" svg:y2="15.447cm">
          <text:p/>
        </draw:line>
        <draw:line draw:style-name="gr1" draw:text-style-name="P1" draw:layer="layout" svg:x1="6.248cm" svg:y1="16.047cm" svg:x2="6.848cm" svg:y2="16.047cm">
          <text:p/>
        </draw:line>
        <draw:line draw:style-name="gr1" draw:text-style-name="P1" draw:layer="layout" svg:x1="6.248cm" svg:y1="16.047cm" svg:x2="6.548cm" svg:y2="15.447cm">
          <text:p/>
        </draw:line>
        <draw:line draw:style-name="gr1" draw:text-style-name="P1" draw:layer="layout" svg:x1="6.248cm" svg:y1="16.047cm" svg:x2="6.848cm" svg:y2="16.047cm">
          <text:p/>
        </draw:line>
        <draw:line draw:style-name="gr1" draw:text-style-name="P1" draw:layer="layout" svg:x1="7.448cm" svg:y1="16.047cm" svg:x2="7.148cm" svg:y2="15.447cm">
          <text:p/>
        </draw:line>
        <draw:line draw:style-name="gr1" draw:text-style-name="P1" draw:layer="layout" svg:x1="7.448cm" svg:y1="16.047cm" svg:x2="6.848cm" svg:y2="16.047cm">
          <text:p/>
        </draw:line>
        <draw:line draw:style-name="gr1" draw:text-style-name="P1" draw:layer="layout" svg:x1="5.348cm" svg:y1="16.147cm" svg:x2="11.448cm" svg:y2="16.1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10.649cm" svg:y1="16.047cm" svg:x2="10.349cm" svg:y2="15.447cm">
          <text:p/>
        </draw:line>
        <draw:line draw:style-name="gr1" draw:text-style-name="P1" draw:layer="layout" svg:x1="10.649cm" svg:y1="16.047cm" svg:x2="10.0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7.449cm" svg:y1="16.047cm" svg:x2="7.149cm" svg:y2="15.447cm">
          <text:p/>
        </draw:line>
        <draw:line draw:style-name="gr1" draw:text-style-name="P1" draw:layer="layout" svg:x1="7.449cm" svg:y1="16.047cm" svg:x2="6.849cm" svg:y2="16.0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10.649cm" svg:y1="16.047cm" svg:x2="10.349cm" svg:y2="15.447cm">
          <text:p/>
        </draw:line>
        <draw:line draw:style-name="gr1" draw:text-style-name="P1" draw:layer="layout" svg:x1="10.649cm" svg:y1="16.047cm" svg:x2="10.0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7.449cm" svg:y1="16.047cm" svg:x2="7.149cm" svg:y2="15.447cm">
          <text:p/>
        </draw:line>
        <draw:line draw:style-name="gr1" draw:text-style-name="P1" draw:layer="layout" svg:x1="7.449cm" svg:y1="16.047cm" svg:x2="6.849cm" svg:y2="16.047cm">
          <text:p/>
        </draw:line>
        <draw:line draw:style-name="gr1" draw:text-style-name="P1" draw:layer="layout" svg:x1="9.45cm" svg:y1="16.047cm" svg:x2="9.75cm" svg:y2="15.447cm">
          <text:p/>
        </draw:line>
        <draw:line draw:style-name="gr1" draw:text-style-name="P1" draw:layer="layout" svg:x1="9.45cm" svg:y1="16.047cm" svg:x2="10.05cm" svg:y2="16.047cm">
          <text:p/>
        </draw:line>
        <draw:line draw:style-name="gr1" draw:text-style-name="P1" draw:layer="layout" svg:x1="9.45cm" svg:y1="16.047cm" svg:x2="9.75cm" svg:y2="15.447cm">
          <text:p/>
        </draw:line>
        <draw:line draw:style-name="gr1" draw:text-style-name="P1" draw:layer="layout" svg:x1="9.45cm" svg:y1="16.047cm" svg:x2="10.05cm" svg:y2="16.047cm">
          <text:p/>
        </draw:line>
        <draw:line draw:style-name="gr1" draw:text-style-name="P1" draw:layer="layout" svg:x1="10.65cm" svg:y1="16.047cm" svg:x2="10.35cm" svg:y2="15.447cm">
          <text:p/>
        </draw:line>
        <draw:line draw:style-name="gr1" draw:text-style-name="P1" draw:layer="layout" svg:x1="10.65cm" svg:y1="16.047cm" svg:x2="10.05cm" svg:y2="16.047cm">
          <text:p/>
        </draw:line>
        <draw:line draw:style-name="gr1" draw:text-style-name="P1" draw:layer="layout" svg:x1="6.25cm" svg:y1="16.047cm" svg:x2="6.55cm" svg:y2="15.447cm">
          <text:p/>
        </draw:line>
        <draw:line draw:style-name="gr1" draw:text-style-name="P1" draw:layer="layout" svg:x1="6.25cm" svg:y1="16.047cm" svg:x2="6.85cm" svg:y2="16.047cm">
          <text:p/>
        </draw:line>
        <draw:line draw:style-name="gr1" draw:text-style-name="P1" draw:layer="layout" svg:x1="6.25cm" svg:y1="16.047cm" svg:x2="6.55cm" svg:y2="15.447cm">
          <text:p/>
        </draw:line>
        <draw:line draw:style-name="gr1" draw:text-style-name="P1" draw:layer="layout" svg:x1="6.25cm" svg:y1="16.047cm" svg:x2="6.85cm" svg:y2="16.047cm">
          <text:p/>
        </draw:line>
        <draw:line draw:style-name="gr1" draw:text-style-name="P1" draw:layer="layout" svg:x1="7.45cm" svg:y1="16.047cm" svg:x2="7.15cm" svg:y2="15.447cm">
          <text:p/>
        </draw:line>
        <draw:line draw:style-name="gr1" draw:text-style-name="P1" draw:layer="layout" svg:x1="7.45cm" svg:y1="16.047cm" svg:x2="6.85cm" svg:y2="16.047cm">
          <text:p/>
        </draw:line>
        <draw:line draw:style-name="gr1" draw:text-style-name="P1" draw:layer="layout" svg:x1="5.655cm" svg:y1="13.218cm" svg:x2="6.495cm" svg:y2="15.466cm">
          <text:p/>
        </draw:line>
        <draw:custom-shape draw:style-name="gr2" draw:text-style-name="P1" draw:layer="layout" svg:width="0.8cm" svg:height="0.7cm" draw:transform="rotate (0.357792496658838) translate (6.356cm 15.091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6.405cm" svg:y1="12.938cm" svg:x2="7.245cm" svg:y2="15.186cm">
          <text:p/>
        </draw:line>
        <draw:line draw:style-name="gr1" draw:text-style-name="P1" draw:layer="layout" svg:x1="5.655cm" svg:y1="13.218cm" svg:x2="4.815cm" svg:y2="10.97cm">
          <text:p/>
        </draw:line>
        <draw:custom-shape draw:style-name="gr2" draw:text-style-name="P1" draw:layer="layout" svg:width="0.8cm" svg:height="0.7cm" draw:transform="rotate (-0.357792496658838) translate (4.901cm 10.34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6.404cm" svg:y1="12.938cm" svg:x2="5.564cm" svg:y2="10.69cm">
          <text:p/>
        </draw:line>
        <draw:line draw:style-name="gr1" draw:text-style-name="P1" draw:layer="layout" svg:x1="8.895cm" svg:y1="13.156cm" svg:x2="9.735cm" svg:y2="15.404cm">
          <text:p/>
        </draw:line>
        <draw:custom-shape draw:style-name="gr2" draw:text-style-name="P1" draw:layer="layout" svg:width="0.8cm" svg:height="0.7cm" draw:transform="rotate (0.357792496658838) translate (9.596cm 15.029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9.645cm" svg:y1="12.876cm" svg:x2="10.485cm" svg:y2="15.124cm">
          <text:p/>
        </draw:line>
        <draw:line draw:style-name="gr1" draw:text-style-name="P1" draw:layer="layout" svg:x1="8.895cm" svg:y1="13.156cm" svg:x2="8.055cm" svg:y2="10.908cm">
          <text:p/>
        </draw:line>
        <draw:custom-shape draw:style-name="gr2" draw:text-style-name="P1" draw:layer="layout" svg:width="0.8cm" svg:height="0.7cm" draw:transform="rotate (-0.357792496658838) translate (8.195cm 10.34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9.644cm" svg:y1="12.876cm" svg:x2="8.804cm" svg:y2="10.628cm">
          <text:p/>
        </draw:line>
        <draw:line draw:style-name="gr1" draw:text-style-name="P1" draw:layer="layout" svg:x1="8.45cm" svg:y1="11.157cm" svg:x2="3.75cm" svg:y2="11.157cm">
          <text:p/>
        </draw:line>
        <draw:line draw:style-name="gr1" draw:text-style-name="P1" draw:layer="layout" svg:x1="8.45cm" svg:y1="10.457cm" svg:x2="3.75cm" svg:y2="10.457cm">
          <text:p/>
        </draw:line>
        <draw:custom-shape draw:style-name="gr2" draw:text-style-name="P1" draw:layer="layout" svg:width="0.4cm" svg:height="1.5cm" svg:x="3.348cm" svg:y="10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3.349cm" svg:y="10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3.349cm" svg:y="10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3.35cm" svg:y="10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448cm" svg:y1="16.047cm" svg:x2="9.748cm" svg:y2="15.447cm">
          <text:p/>
        </draw:line>
        <draw:line draw:style-name="gr1" draw:text-style-name="P1" draw:layer="layout" svg:x1="9.448cm" svg:y1="16.047cm" svg:x2="10.048cm" svg:y2="16.047cm">
          <text:p/>
        </draw:line>
        <draw:line draw:style-name="gr1" draw:text-style-name="P1" draw:layer="layout" svg:x1="9.448cm" svg:y1="16.047cm" svg:x2="9.748cm" svg:y2="15.447cm">
          <text:p/>
        </draw:line>
        <draw:line draw:style-name="gr1" draw:text-style-name="P1" draw:layer="layout" svg:x1="9.448cm" svg:y1="16.047cm" svg:x2="10.048cm" svg:y2="16.047cm">
          <text:p/>
        </draw:line>
        <draw:line draw:style-name="gr1" draw:text-style-name="P1" draw:layer="layout" svg:x1="10.648cm" svg:y1="16.047cm" svg:x2="10.348cm" svg:y2="15.447cm">
          <text:p/>
        </draw:line>
        <draw:line draw:style-name="gr1" draw:text-style-name="P1" draw:layer="layout" svg:x1="10.648cm" svg:y1="16.047cm" svg:x2="10.048cm" svg:y2="16.047cm">
          <text:p/>
        </draw:line>
        <draw:line draw:style-name="gr1" draw:text-style-name="P1" draw:layer="layout" svg:x1="6.248cm" svg:y1="16.047cm" svg:x2="6.548cm" svg:y2="15.447cm">
          <text:p/>
        </draw:line>
        <draw:line draw:style-name="gr1" draw:text-style-name="P1" draw:layer="layout" svg:x1="6.248cm" svg:y1="16.047cm" svg:x2="6.848cm" svg:y2="16.047cm">
          <text:p/>
        </draw:line>
        <draw:line draw:style-name="gr1" draw:text-style-name="P1" draw:layer="layout" svg:x1="6.248cm" svg:y1="16.047cm" svg:x2="6.548cm" svg:y2="15.447cm">
          <text:p/>
        </draw:line>
        <draw:line draw:style-name="gr1" draw:text-style-name="P1" draw:layer="layout" svg:x1="6.248cm" svg:y1="16.047cm" svg:x2="6.848cm" svg:y2="16.047cm">
          <text:p/>
        </draw:line>
        <draw:line draw:style-name="gr1" draw:text-style-name="P1" draw:layer="layout" svg:x1="7.448cm" svg:y1="16.047cm" svg:x2="7.148cm" svg:y2="15.447cm">
          <text:p/>
        </draw:line>
        <draw:line draw:style-name="gr1" draw:text-style-name="P1" draw:layer="layout" svg:x1="7.448cm" svg:y1="16.047cm" svg:x2="6.848cm" svg:y2="16.047cm">
          <text:p/>
        </draw:line>
        <draw:line draw:style-name="gr1" draw:text-style-name="P1" draw:layer="layout" svg:x1="5.348cm" svg:y1="16.147cm" svg:x2="11.448cm" svg:y2="16.1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10.649cm" svg:y1="16.047cm" svg:x2="10.349cm" svg:y2="15.447cm">
          <text:p/>
        </draw:line>
        <draw:line draw:style-name="gr1" draw:text-style-name="P1" draw:layer="layout" svg:x1="10.649cm" svg:y1="16.047cm" svg:x2="10.0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7.449cm" svg:y1="16.047cm" svg:x2="7.149cm" svg:y2="15.447cm">
          <text:p/>
        </draw:line>
        <draw:line draw:style-name="gr1" draw:text-style-name="P1" draw:layer="layout" svg:x1="7.449cm" svg:y1="16.047cm" svg:x2="6.849cm" svg:y2="16.0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9.449cm" svg:y1="16.047cm" svg:x2="9.749cm" svg:y2="15.447cm">
          <text:p/>
        </draw:line>
        <draw:line draw:style-name="gr1" draw:text-style-name="P1" draw:layer="layout" svg:x1="9.449cm" svg:y1="16.047cm" svg:x2="10.049cm" svg:y2="16.047cm">
          <text:p/>
        </draw:line>
        <draw:line draw:style-name="gr1" draw:text-style-name="P1" draw:layer="layout" svg:x1="10.649cm" svg:y1="16.047cm" svg:x2="10.349cm" svg:y2="15.447cm">
          <text:p/>
        </draw:line>
        <draw:line draw:style-name="gr1" draw:text-style-name="P1" draw:layer="layout" svg:x1="10.649cm" svg:y1="16.047cm" svg:x2="10.0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6.249cm" svg:y1="16.047cm" svg:x2="6.549cm" svg:y2="15.447cm">
          <text:p/>
        </draw:line>
        <draw:line draw:style-name="gr1" draw:text-style-name="P1" draw:layer="layout" svg:x1="6.249cm" svg:y1="16.047cm" svg:x2="6.849cm" svg:y2="16.047cm">
          <text:p/>
        </draw:line>
        <draw:line draw:style-name="gr1" draw:text-style-name="P1" draw:layer="layout" svg:x1="7.449cm" svg:y1="16.047cm" svg:x2="7.149cm" svg:y2="15.447cm">
          <text:p/>
        </draw:line>
        <draw:line draw:style-name="gr1" draw:text-style-name="P1" draw:layer="layout" svg:x1="7.449cm" svg:y1="16.047cm" svg:x2="6.849cm" svg:y2="16.047cm">
          <text:p/>
        </draw:line>
        <draw:line draw:style-name="gr1" draw:text-style-name="P1" draw:layer="layout" svg:x1="9.45cm" svg:y1="16.047cm" svg:x2="9.75cm" svg:y2="15.447cm">
          <text:p/>
        </draw:line>
        <draw:line draw:style-name="gr1" draw:text-style-name="P1" draw:layer="layout" svg:x1="9.45cm" svg:y1="16.047cm" svg:x2="10.05cm" svg:y2="16.047cm">
          <text:p/>
        </draw:line>
        <draw:line draw:style-name="gr1" draw:text-style-name="P1" draw:layer="layout" svg:x1="9.45cm" svg:y1="16.047cm" svg:x2="9.75cm" svg:y2="15.447cm">
          <text:p/>
        </draw:line>
        <draw:line draw:style-name="gr1" draw:text-style-name="P1" draw:layer="layout" svg:x1="9.45cm" svg:y1="16.047cm" svg:x2="10.05cm" svg:y2="16.047cm">
          <text:p/>
        </draw:line>
        <draw:line draw:style-name="gr1" draw:text-style-name="P1" draw:layer="layout" svg:x1="10.65cm" svg:y1="16.047cm" svg:x2="10.35cm" svg:y2="15.447cm">
          <text:p/>
        </draw:line>
        <draw:line draw:style-name="gr1" draw:text-style-name="P1" draw:layer="layout" svg:x1="10.65cm" svg:y1="16.047cm" svg:x2="10.05cm" svg:y2="16.047cm">
          <text:p/>
        </draw:line>
        <draw:line draw:style-name="gr1" draw:text-style-name="P1" draw:layer="layout" svg:x1="6.25cm" svg:y1="16.047cm" svg:x2="6.55cm" svg:y2="15.447cm">
          <text:p/>
        </draw:line>
        <draw:line draw:style-name="gr1" draw:text-style-name="P1" draw:layer="layout" svg:x1="6.25cm" svg:y1="16.047cm" svg:x2="6.85cm" svg:y2="16.047cm">
          <text:p/>
        </draw:line>
        <draw:line draw:style-name="gr1" draw:text-style-name="P1" draw:layer="layout" svg:x1="6.25cm" svg:y1="16.047cm" svg:x2="6.55cm" svg:y2="15.447cm">
          <text:p/>
        </draw:line>
        <draw:line draw:style-name="gr1" draw:text-style-name="P1" draw:layer="layout" svg:x1="6.25cm" svg:y1="16.047cm" svg:x2="6.85cm" svg:y2="16.047cm">
          <text:p/>
        </draw:line>
        <draw:line draw:style-name="gr1" draw:text-style-name="P1" draw:layer="layout" svg:x1="7.45cm" svg:y1="16.047cm" svg:x2="7.15cm" svg:y2="15.447cm">
          <text:p/>
        </draw:line>
        <draw:line draw:style-name="gr1" draw:text-style-name="P1" draw:layer="layout" svg:x1="7.45cm" svg:y1="16.047cm" svg:x2="6.85cm" svg:y2="16.047cm">
          <text:p/>
        </draw:line>
        <draw:line draw:style-name="gr1" draw:text-style-name="P1" draw:layer="layout" svg:x1="5.655cm" svg:y1="13.218cm" svg:x2="6.495cm" svg:y2="15.466cm">
          <text:p/>
        </draw:line>
        <draw:custom-shape draw:style-name="gr2" draw:text-style-name="P1" draw:layer="layout" svg:width="0.8cm" svg:height="0.7cm" draw:transform="rotate (0.357792496658838) translate (6.356cm 15.091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6.405cm" svg:y1="12.938cm" svg:x2="7.245cm" svg:y2="15.186cm">
          <text:p/>
        </draw:line>
        <draw:line draw:style-name="gr1" draw:text-style-name="P1" draw:layer="layout" svg:x1="5.655cm" svg:y1="13.218cm" svg:x2="4.815cm" svg:y2="10.97cm">
          <text:p/>
        </draw:line>
        <draw:custom-shape draw:style-name="gr2" draw:text-style-name="P1" draw:layer="layout" svg:width="0.8cm" svg:height="0.7cm" draw:transform="rotate (-0.357792496658838) translate (4.901cm 10.34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6.404cm" svg:y1="12.938cm" svg:x2="5.564cm" svg:y2="10.69cm">
          <text:p/>
        </draw:line>
        <draw:line draw:style-name="gr1" draw:text-style-name="P1" draw:layer="layout" svg:x1="8.895cm" svg:y1="13.156cm" svg:x2="9.735cm" svg:y2="15.404cm">
          <text:p/>
        </draw:line>
        <draw:custom-shape draw:style-name="gr2" draw:text-style-name="P1" draw:layer="layout" svg:width="0.8cm" svg:height="0.7cm" draw:transform="rotate (0.357792496658838) translate (9.596cm 15.029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9.645cm" svg:y1="12.876cm" svg:x2="10.485cm" svg:y2="15.124cm">
          <text:p/>
        </draw:line>
        <draw:line draw:style-name="gr1" draw:text-style-name="P1" draw:layer="layout" svg:x1="8.895cm" svg:y1="13.156cm" svg:x2="8.055cm" svg:y2="10.908cm">
          <text:p/>
        </draw:line>
        <draw:custom-shape draw:style-name="gr2" draw:text-style-name="P1" draw:layer="layout" svg:width="0.8cm" svg:height="0.7cm" draw:transform="rotate (-0.357792496658838) translate (8.195cm 10.34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line draw:style-name="gr1" draw:text-style-name="P1" draw:layer="layout" svg:x1="9.644cm" svg:y1="12.876cm" svg:x2="8.804cm" svg:y2="10.628cm">
          <text:p/>
        </draw:line>
        <draw:line draw:style-name="gr1" draw:text-style-name="P1" draw:layer="layout" svg:x1="8.45cm" svg:y1="11.157cm" svg:x2="3.75cm" svg:y2="11.157cm">
          <text:p/>
        </draw:line>
        <draw:line draw:style-name="gr1" draw:text-style-name="P1" draw:layer="layout" svg:x1="8.45cm" svg:y1="10.457cm" svg:x2="3.75cm" svg:y2="10.457cm">
          <text:p/>
        </draw:line>
        <draw:custom-shape draw:style-name="gr2" draw:text-style-name="P1" draw:layer="layout" svg:width="0.4cm" svg:height="1.5cm" svg:x="3.348cm" svg:y="10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3.349cm" svg:y="10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1.5cm" svg:x="3.349cm" svg:y="10.0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cm" svg:height="1.5cm" svg:x="3.35cm" svg:y="10.047cm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35cm" svg:y1="4.547cm" svg:x2="7.35cm" svg:y2="2.247cm">
          <text:p/>
        </draw:line>
        <draw:line draw:style-name="gr4" draw:text-style-name="P1" draw:layer="layout" svg:x1="3.35cm" svg:y1="11.547cm" svg:x2="3.35cm" svg:y2="2.247cm">
          <text:p/>
        </draw:line>
        <draw:line draw:style-name="gr5" draw:text-style-name="P1" draw:layer="layout" svg:x1="3.35cm" svg:y1="2.247cm" svg:x2="7.35cm" svg:y2="2.247cm">
          <text:p/>
        </draw:line>
        <draw:frame draw:style-name="gr6" draw:text-style-name="P2" draw:layer="layout" svg:width="6.6cm" svg:height="0.729cm" svg:x="2.65cm" svg:y="1.418cm">
          <draw:text-box>
            <text:p text:style-name="P2"><text:span text:style-name="T1">Zakres ruchu wózka przerzutki</text:span></text:p>
          </draw:text-box>
        </draw:frame>
        <draw:custom-shape draw:style-name="gr7" draw:text-style-name="P1" draw:layer="layout" svg:width="1.6cm" svg:height="3.1cm" draw:transform="rotate (0.359886891761231) translate (9.235cm 11.70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cm" svg:height="0.4cm" draw:transform="rotate (-0.301069295969021) translate (9.425cm 13.11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0.4cm" svg:x="10.609cm" svg:y="13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387cm" svg:height="0.4cm" draw:transform="rotate (2.6174702792159) translate (9.613cm 13.64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0.4cm" svg:x="9.349cm" svg:y="13.1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4cm" svg:height="0.4cm" svg:x="5.019cm" svg:y="10.6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6cm" svg:height="3.1cm" draw:transform="rotate (-0.531627290157473) translate (12.27cm 5.00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75cm" svg:height="0.4cm" draw:transform="rotate (1.88530465800427) translate (10.469cm 8.30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5cm" svg:height="0.4cm" draw:transform="rotate (0.374198591627584) translate (10.349cm 7.92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cm" svg:height="0.4cm" svg:x="11.479cm" svg:y="7.4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4cm" svg:height="0.4cm" svg:x="10.409cm" svg:y="7.8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4cm" svg:height="0.4cm" svg:x="9.049cm" svg:y="3.6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013 1130" svg:d="M1009 1050l-449-1008-22-30-29-12-34 12-21 26-449 1012-5 13v8l5 21 12 21 17 13 21 4h903l21-4 21-13 9-21 4-21v-8z"/>
    <draw:marker draw:name="Arrowhead_20_2" draw:display-name="Arrowhead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9:00:47.292042830</meta:creation-date>
    <dc:date>2016-07-17T19:15:08.780960519</dc:date>
    <meta:editing-duration>PT13M29S</meta:editing-duration>
    <meta:editing-cycles>2</meta:editing-cycles>
    <meta:generator>LibreOffice/4.2.8.2$Linux_X86_64 LibreOffice_project/420m0$Build-2</meta:generator>
    <meta:document-statistic meta:object-count="229"/>
  </office:meta>
</office:document-meta>
</file>